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Helvetica, sans-serif"/>
    <style:font-face style:name="Consolas" svg:font-family="Consolas, Menlo, Monaco, 'Lucida Console', 'Liberation Mono', 'DejaVu Sans Mono', 'Bitstream Vera Sans Mono', 'Courier New', monospace, sans-serif"/>
    <style:font-face style:name="Monaco" svg:font-family="Monaco, Courier, 'Courier New'"/>
    <style:font-face style:name="OpenSymbol" svg:font-family="OpenSymbol"/>
    <style:font-face style:name="Tahoma1" svg:font-family="Tahoma"/>
    <style:font-face style:name="Verdana" svg:font-family="Verdana, Geneva, Tahom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2"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3" style:family="paragraph" style:parent-style-name="Preformatted_20_Text">
      <style:paragraph-properties fo:margin-left="0in" fo:margin-right="0in" fo:margin-top="0in" fo:margin-bottom="0in" fo:text-align="start" style:justify-single-word="false" fo:widows="1" fo:text-indent="0in" style:auto-text-indent="false" fo:padding="0in" fo:border="none"/>
    </style:style>
    <style:style style:name="P4" style:family="paragraph" style:parent-style-name="Standard">
      <style:paragraph-properties fo:margin-left="0in" fo:margin-right="0in" style:line-height-at-least="0.25in" fo:text-align="justify" style:justify-single-word="false" fo:widows="1" fo:text-indent="0in" style:auto-text-indent="false"/>
    </style:style>
    <style:style style:name="P5" style:family="paragraph" style:parent-style-name="Preformatted_20_Text">
      <style:paragraph-properties fo:margin-top="0in" fo:margin-bottom="0in" fo:text-align="start" style:justify-single-word="false" fo:widows="1" fo:padding="0in" fo:border="none"/>
    </style:style>
    <style:style style:name="P6" style:family="paragraph" style:parent-style-name="Preformatted_20_Text">
      <style:paragraph-properties fo:margin-left="0.5209in" fo:margin-right="0.3646in" fo:margin-top="0in" fo:margin-bottom="0in" style:line-height-at-least="0.198in" fo:widows="1" fo:text-indent="0in" style:auto-text-indent="false"/>
      <style:text-properties fo:font-variant="normal" fo:text-transform="none" fo:color="#000000" style:font-name="Monaco" fo:font-size="9pt" fo:letter-spacing="normal" fo:font-style="normal" fo:font-weight="normal"/>
    </style:style>
    <style:style style:name="P7" style:family="paragraph" style:parent-style-name="Preformatted_20_Text">
      <style:paragraph-properties fo:margin-left="0.5209in" fo:margin-right="0.3646in" fo:margin-top="0in" fo:margin-bottom="0in" style:line-height-at-least="0.198in" fo:widows="1" fo:text-indent="0in" style:auto-text-indent="false"/>
      <style:text-properties fo:font-variant="normal" fo:text-transform="none" fo:color="#000000" style:font-name="Monaco" fo:font-size="9pt" fo:letter-spacing="normal" fo:font-style="normal" fo:font-weight="bold"/>
    </style:style>
    <style:style style:name="P8" style:family="paragraph" style:parent-style-name="Preformatted_20_Text">
      <style:paragraph-properties fo:margin-left="0.5209in" fo:margin-right="0.3646in" fo:margin-top="0in" fo:margin-bottom="0in" style:line-height-at-least="0.198in" fo:widows="1" fo:text-indent="0in" style:auto-text-indent="false"/>
      <style:text-properties fo:font-variant="normal" fo:text-transform="none" fo:color="#000000" fo:letter-spacing="normal"/>
    </style:style>
    <style:style style:name="P9" style:family="paragraph" style:parent-style-name="Preformatted_20_Text">
      <style:paragraph-properties fo:margin-left="0.5209in" fo:margin-right="0.3646in" fo:margin-top="0in" fo:margin-bottom="0in" style:line-height-at-least="0.198in" fo:widows="1" fo:text-indent="0in" style:auto-text-indent="false"/>
    </style:style>
    <style:style style:name="P10" style:family="paragraph" style:parent-style-name="Text_20_body">
      <style:paragraph-properties fo:margin-left="0.2083in" fo:margin-right="0.052in" fo:margin-top="0in" fo:margin-bottom="0in" style:line-height-at-least="0.198in" fo:widows="1" fo:text-indent="0in" style:auto-text-indent="false"/>
      <style:text-properties fo:font-variant="normal" fo:text-transform="none" fo:color="#000000" style:font-name="Arial2" fo:font-size="9pt" fo:letter-spacing="normal" fo:font-style="normal" fo:font-weight="normal"/>
    </style:style>
    <style:style style:name="P11" style:family="paragraph" style:parent-style-name="Text_20_body">
      <style:paragraph-properties fo:margin-left="0.2083in" fo:margin-right="0.052in" fo:margin-top="0in" fo:margin-bottom="0in" style:line-height-at-least="0.198in" fo:widows="1" fo:text-indent="0in" style:auto-text-indent="false"/>
    </style:style>
    <style:style style:name="P12" style:family="paragraph" style:parent-style-name="Heading_20_2">
      <style:paragraph-properties fo:margin-left="0.2083in" fo:margin-right="0.052in" fo:margin-top="0in" fo:margin-bottom="0in" style:line-height-at-least="0.198in" fo:widows="1" fo:text-indent="0in" style:auto-text-indent="false"/>
      <style:text-properties fo:font-variant="normal" fo:text-transform="none" fo:color="#333333" style:font-name="Arial2" fo:font-size="12.75pt" fo:letter-spacing="normal" fo:font-style="normal" fo:font-weight="bold"/>
    </style:style>
    <style:style style:name="P13" style:family="paragraph" style:parent-style-name="Heading_20_1">
      <style:text-properties fo:font-variant="normal" fo:text-transform="none" fo:color="#333333" style:font-name="Arial2" fo:font-size="15pt" fo:letter-spacing="normal" fo:font-style="normal" fo:font-weight="bold"/>
    </style:style>
    <style:style style:name="P14" style:family="paragraph" style:parent-style-name="Text_20_body" style:list-style-name="L1">
      <style:paragraph-properties fo:margin-left="0.2083in" fo:margin-right="0.052in" fo:margin-top="0in" fo:margin-bottom="0in" style:line-height-at-least="0.198in" fo:widows="1" fo:text-indent="0in" style:auto-text-indent="false"/>
      <style:text-properties fo:font-variant="normal" fo:text-transform="none" fo:color="#000000" style:font-name="Arial2" fo:font-size="9pt" fo:letter-spacing="normal" fo:font-style="normal" fo:font-weight="normal"/>
    </style:style>
    <style:style style:name="T1" style:family="text">
      <style:text-properties fo:font-variant="normal" fo:text-transform="none" fo:color="#00008b" style:font-name="Consolas" fo:font-size="9.75pt" fo:letter-spacing="normal" fo:font-style="normal" fo:font-weight="normal" fo:background-color="#eeeeee"/>
    </style:style>
    <style:style style:name="T2" style:family="text">
      <style:text-properties fo:font-variant="normal" fo:text-transform="none" fo:color="#000000" style:font-name="Consolas" fo:font-size="9.75pt" fo:letter-spacing="normal" fo:font-style="normal" fo:font-weight="normal" fo:background-color="#eeeeee"/>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background-color="#eeeeee"/>
    </style:style>
    <style:style style:name="T5" style:family="text">
      <style:text-properties fo:font-variant="normal" fo:text-transform="none" fo:color="#000000" style:font-name="Monaco" fo:font-size="9pt" fo:letter-spacing="normal" fo:font-style="normal" fo:font-weight="bold"/>
    </style:style>
    <style:style style:name="T6" style:family="text">
      <style:text-properties fo:font-variant="normal" fo:text-transform="none" fo:color="#000000" style:font-name="Monaco" fo:font-size="9pt" fo:letter-spacing="normal" fo:font-style="normal" fo:font-weight="normal"/>
    </style:style>
    <style:style style:name="T7" style:family="text">
      <style:text-properties fo:font-variant="normal" fo:text-transform="none" fo:color="#000000" style:font-name="Arial2" fo:font-size="9pt" fo:letter-spacing="normal" fo:font-style="normal" fo:font-weight="normal"/>
    </style:style>
    <style:style style:name="T8" style:family="text">
      <style:text-properties fo:font-variant="normal" fo:text-transform="none" fo:color="#000000" style:font-name="Verdana" fo:font-size="11.25pt" fo:letter-spacing="normal" fo:font-style="normal" fo:font-weight="normal"/>
    </style:style>
    <style:style style:name="T9" style:family="text">
      <style:text-properties fo:font-variant="normal" fo:text-transform="none" fo:color="#000000" style:font-name="Verdana" fo:font-size="11.25pt" fo:letter-spacing="normal" fo:font-style="normal" fo:font-weight="bold"/>
    </style:style>
    <style:style style:name="T10" style:family="text">
      <style:text-properties fo:font-variant="normal" fo:text-transform="none" fo:color="#2b91af" style:font-name="Consolas" fo:font-size="9.75pt" fo:letter-spacing="normal" fo:font-style="normal" fo:font-weight="normal" fo:background-color="#eeeeee"/>
    </style:style>
    <style:style style:name="T11" style:family="text">
      <style:text-properties fo:font-variant="normal" fo:text-transform="none" fo:color="#222426" style:font-name="Arial1" fo:font-size="11.25pt" fo:letter-spacing="normal" fo:font-style="normal" fo:font-weight="normal"/>
    </style:style>
    <style:style style:name="T12" style:family="text">
      <style:text-properties fo:font-variant="normal" fo:text-transform="none" fo:color="#222426" style:font-name="Consolas" fo:font-size="9.75pt" fo:letter-spacing="normal" fo:font-style="normal" fo:font-weight="normal" fo:background-color="#eeeeee"/>
    </style:style>
    <style:style style:name="T13" style:family="text">
      <style:text-properties fo:font-weight="bold"/>
    </style:style>
    <style:style style:name="T14" style:family="text">
      <style:text-properties style:font-name="Monaco" fo:font-size="9pt" fo:font-style="normal" fo:font-weight="bold"/>
    </style:style>
    <style:style style:name="T15" style:family="text">
      <style:text-properties style:font-name="Monaco" fo:font-size="9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utorialspoint.com/java/java_exceptions.htm" text:style-name="Internet_20_link" text:visited-style-name="Visited_20_Internet_20_Link">http://www.tutorialspoint.com/java/java_exceptions.htm</text:a></text:p>
      <text:p text:style-name="Standard">https://docs.oracle.com/javase/tutorial/essential/exceptions/tryResourceClose.html</text:p>
      <text:p text:style-name="P4"><text:span text:style-name="T8">An exception (or exceptional event) is a problem that arises during the </text:span><text:span text:style-name="T9">execution</text:span><text:span text:style-name="T3"> </text:span><text:span text:style-name="T8">of a program. When an Exception occurs the normal flow of the program is disrupted and the program/Application terminates abnormally, which is not recommended, therefore these exceptions are to be handled.</text:span> </text:p>
      <text:p text:style-name="Standard"/>
      <text:p text:style-name="Standard">Question</text:p>
      <text:p text:style-name="P1">Are these code statements equivalent? Is there any difference between them?</text:p>
      <text:p text:style-name="P3"><text:span text:style-name="Source_20_Text"><text:span text:style-name="T1">private</text:span></text:span><text:span text:style-name="Source_20_Text"><text:span text:style-name="T2"> </text:span></text:span><text:span text:style-name="Source_20_Text"><text:span text:style-name="T1">void</text:span></text:span><text:span text:style-name="Source_20_Text"><text:span text:style-name="T2"> calculateArea() </text:span></text:span><text:span text:style-name="Source_20_Text"><text:span text:style-name="T1">throws</text:span></text:span><text:span text:style-name="Source_20_Text"><text:span text:style-name="T2"> </text:span></text:span><text:span text:style-name="Source_20_Text"><text:span text:style-name="T10">Exception</text:span></text:span><text:span text:style-name="Source_20_Text"><text:span text:style-name="T2"> {</text:span></text:span></text:p>
      <text:p text:style-name="P3"><text:span text:style-name="Source_20_Text"><text:span text:style-name="T4"><text:s text:c="8"/></text:span></text:span><text:span text:style-name="Source_20_Text"><text:span text:style-name="T2">....</text:span></text:span><text:span text:style-name="Source_20_Text"><text:span text:style-name="T1">do</text:span></text:span><text:span text:style-name="Source_20_Text"><text:span text:style-name="T2"> something</text:span></text:span></text:p>
      <text:p text:style-name="P3"><text:span text:style-name="Source_20_Text"><text:span text:style-name="T4"><text:s text:c="4"/></text:span></text:span><text:span text:style-name="Source_20_Text"><text:span text:style-name="T2">}</text:span></text:span></text:p>
      <text:p text:style-name="Horizontal_20_Line"/>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private</text:span></text:span><text:span text:style-name="Source_20_Text"><text:span text:style-name="T2"> </text:span></text:span><text:span text:style-name="Source_20_Text"><text:span text:style-name="T1">void</text:span></text:span><text:span text:style-name="Source_20_Text"><text:span text:style-name="T2"> calculateArea() {</text:span></text:span></text:p>
      <text:p text:style-name="P3"><text:span text:style-name="Source_20_Text"><text:span text:style-name="T4"><text:s text:c="8"/></text:span></text:span><text:span text:style-name="Source_20_Text"><text:span text:style-name="T1">try</text:span></text:span><text:span text:style-name="Source_20_Text"><text:span text:style-name="T2"> {</text:span></text:span></text:p>
      <text:p text:style-name="P3"><text:span text:style-name="Source_20_Text"><text:span text:style-name="T4"><text:s text:c="12"/></text:span></text:span><text:span text:style-name="Source_20_Text"><text:span text:style-name="T2">....</text:span></text:span><text:span text:style-name="Source_20_Text"><text:span text:style-name="T1">do</text:span></text:span><text:span text:style-name="Source_20_Text"><text:span text:style-name="T2"> something</text:span></text:span></text:p>
      <text:p text:style-name="P5"/>
      <text:p text:style-name="P3"><text:span text:style-name="Source_20_Text"><text:span text:style-name="T4"><text:s text:c="8"/></text:span></text:span><text:span text:style-name="Source_20_Text"><text:span text:style-name="T2">} </text:span></text:span><text:span text:style-name="Source_20_Text"><text:span text:style-name="T1">catch</text:span></text:span><text:span text:style-name="Source_20_Text"><text:span text:style-name="T2"> (</text:span></text:span><text:span text:style-name="Source_20_Text"><text:span text:style-name="T10">Exception</text:span></text:span><text:span text:style-name="Source_20_Text"><text:span text:style-name="T2"> e) {</text:span></text:span></text:p>
      <text:p text:style-name="P3"><text:span text:style-name="Source_20_Text"><text:span text:style-name="T4"><text:s text:c="12"/></text:span></text:span><text:span text:style-name="Source_20_Text"><text:span text:style-name="T2">showException(e);</text:span></text:span></text:p>
      <text:p text:style-name="P3"><text:span text:style-name="Source_20_Text"><text:span text:style-name="T4"><text:s text:c="8"/></text:span></text:span><text:span text:style-name="Source_20_Text"><text:span text:style-name="T2">}</text:span></text:span></text:p>
      <text:p text:style-name="P3"><text:span text:style-name="Source_20_Text"><text:span text:style-name="T4"><text:s text:c="4"/></text:span></text:span><text:span text:style-name="Source_20_Text"><text:span text:style-name="T2">}</text:span></text:span></text:p>
      <text:p text:style-name="Standard"/>
      <text:p text:style-name="Standard"/>
      <text:p text:style-name="Standard"/>
      <text:p text:style-name="Standard"/>
      <text:p text:style-name="Standard"/>
      <text:p text:style-name="Standard">Answer</text:p>
      <text:p text:style-name="P1">Yes, there is a great deal of difference between them. The in the first code block, you pass the exception to the calling code. In the second code block you handle it yourself. Which method is correct depends entirely on what you are doing. In some instances, you want your code to handle the exception (if a file isn't found and you want to create it, for instance) but in others, you want the calling code to handle the exception (a file isn't found and they need to specify a new one or create it).</text:p>
      <text:p text:style-name="P2"><text:span text:style-name="T11">Generally speaking as well, you don't want to catch a generic exception. Instead, you'll want to catch only specific ones, such as </text:span><text:span text:style-name="Source_20_Text"><text:span text:style-name="T12">FileNotFoundException</text:span></text:span><text:span text:style-name="T11"> or </text:span><text:span text:style-name="Source_20_Text"><text:span text:style-name="T12">IOException</text:span></text:span><text:span text:style-name="T11"> because they can mean different things.</text:span></text:p>
      <text:p text:style-name="Standard"/>
      <text:p text:style-name="Standard"/>
      <text:p text:style-name="Standard"><text:a xlink:type="simple" xlink:href="http://www.softwaretestinghelp.com/exception-handling-framework-selenium-tutorial-19/" text:style-name="Internet_20_link" text:visited-style-name="Visited_20_Internet_20_Link">http://www.softwaretestinghelp.com/exception-handling-framework-selenium-tutorial-19/</text:a></text:p>
      <text:p text:style-name="Standard"/>
      <text:p text:style-name="Standard"/>
      <text:p text:style-name="Standard"/>
      <text:h text:style-name="P13" text:outline-level="1">Advantages of Exceptions</text:h>
      <text:section text:style-name="Sect1" text:name="PageContent">
        <text:p text:style-name="P10">Now that you know what exceptions are and how to use them, it's time to learn the advantages of using exceptions in your programs.</text:p>
        <text:h text:style-name="P12" text:outline-level="2">Advantage 1: Separating Error-Handling Code from "Regular" Code</text:h>
        <text:p text:style-name="P10">Exceptions provide the means to separate the details of what to do when something out of the ordinary happens <text:soft-page-break/>from the main logic of a program. In traditional programming, error detection, reporting, and handling often lead to confusing spaghetti code. For example, consider the pseudocode method here that reads an entire file into memory.</text:p>
        <text:p text:style-name="P6">readFile {</text:p>
        <text:p text:style-name="P9"><text:span text:style-name="T3"><text:s text:c="4"/></text:span><text:span text:style-name="Emphasis"><text:span text:style-name="T5">open the file;</text:span></text:span></text:p>
        <text:p text:style-name="P9"><text:span text:style-name="Emphasis"><text:span text:style-name="T3"><text:s text:c="4"/></text:span></text:span><text:span text:style-name="Emphasis"><text:span text:style-name="T5">determine its size;</text:span></text:span></text:p>
        <text:p text:style-name="P9"><text:span text:style-name="Emphasis"><text:span text:style-name="T3"><text:s text:c="4"/></text:span></text:span><text:span text:style-name="Emphasis"><text:span text:style-name="T5">allocate that much memory;</text:span></text:span></text:p>
        <text:p text:style-name="P9"><text:span text:style-name="Emphasis"><text:span text:style-name="T3"><text:s text:c="4"/></text:span></text:span><text:span text:style-name="Emphasis"><text:span text:style-name="T5">read the file into memory;</text:span></text:span></text:p>
        <text:p text:style-name="P9"><text:span text:style-name="Emphasis"><text:span text:style-name="T3"><text:s text:c="4"/></text:span></text:span><text:span text:style-name="Emphasis"><text:span text:style-name="T5">close the file;</text:span></text:span></text:p>
        <text:p text:style-name="P6">}</text:p>
        <text:p text:style-name="P10">At first glance, this function seems simple enough, but it ignores all the following potential errors.</text:p>
        <text:list xml:id="list5679501609973584728" text:style-name="L1">
          <text:list-item>
            <text:p text:style-name="P14">What happens if the file can't be opened?</text:p>
          </text:list-item>
          <text:list-item>
            <text:p text:style-name="P14">What happens if the length of the file can't be determined?</text:p>
          </text:list-item>
          <text:list-item>
            <text:p text:style-name="P14">What happens if enough memory can't be allocated?</text:p>
          </text:list-item>
          <text:list-item>
            <text:p text:style-name="P14">What happens if the read fails?</text:p>
          </text:list-item>
          <text:list-item>
            <text:p text:style-name="P14">What happens if the file can't be closed?</text:p>
          </text:list-item>
        </text:list>
        <text:p text:style-name="P11"><text:span text:style-name="T7">To handle such cases, the </text:span><text:span text:style-name="Source_20_Text"><text:span text:style-name="T6">readFile</text:span></text:span><text:span text:style-name="T7"> function must have more code to do error detection, reporting, and handling. Here is an example of what the function might look like.</text:span></text:p>
        <text:p text:style-name="P6">errorCodeType <text:span text:style-name="T13">readFile {</text:span></text:p>
        <text:p text:style-name="P8"><text:s text:c="4"/><text:span text:style-name="T15">initialize errorCode = 0;</text:span></text:p>
        <text:p text:style-name="P8"><text:s text:c="4"/></text:p>
        <text:p text:style-name="P9"><text:span text:style-name="T3"><text:s text:c="4"/></text:span><text:span text:style-name="Emphasis"><text:span text:style-name="T5">open the file;</text:span></text:span></text:p>
        <text:p text:style-name="P9"><text:span text:style-name="T3"><text:s text:c="4"/></text:span><text:span text:style-name="T6">if (</text:span><text:span text:style-name="Emphasis"><text:span text:style-name="T6">theFileIsOpen</text:span></text:span><text:span text:style-name="T6">) {</text:span></text:p>
        <text:p text:style-name="P9"><text:span text:style-name="T3"><text:s text:c="8"/></text:span><text:span text:style-name="Emphasis"><text:span text:style-name="T5">determine the length of the file;</text:span></text:span></text:p>
        <text:p text:style-name="P9"><text:span text:style-name="T3"><text:s text:c="8"/></text:span><text:span text:style-name="T6">if (</text:span><text:span text:style-name="Emphasis"><text:span text:style-name="T6">gotTheFileLength</text:span></text:span><text:span text:style-name="T6">) {</text:span></text:p>
        <text:p text:style-name="P9"><text:span text:style-name="T3"><text:s text:c="12"/></text:span><text:span text:style-name="Emphasis"><text:span text:style-name="T5">allocate that much memory;</text:span></text:span></text:p>
        <text:p text:style-name="P9"><text:span text:style-name="T3"><text:s text:c="12"/></text:span><text:span text:style-name="T6">if (</text:span><text:span text:style-name="Emphasis"><text:span text:style-name="T6">gotEnoughMemory</text:span></text:span><text:span text:style-name="T6">) {</text:span></text:p>
        <text:p text:style-name="P9"><text:span text:style-name="T3"><text:s text:c="16"/></text:span><text:span text:style-name="Emphasis"><text:span text:style-name="T5">read the file into memory;</text:span></text:span></text:p>
        <text:p text:style-name="P9"><text:span text:style-name="T3"><text:s text:c="16"/></text:span><text:span text:style-name="T6">if (</text:span><text:span text:style-name="Emphasis"><text:span text:style-name="T6">readFailed</text:span></text:span><text:span text:style-name="T6">) {</text:span></text:p>
        <text:p text:style-name="P8"><text:s text:c="20"/><text:span text:style-name="T15">errorCode = -1;</text:span></text:p>
        <text:p text:style-name="P8"><text:s text:c="16"/><text:span text:style-name="T15">}</text:span></text:p>
        <text:p text:style-name="P8"><text:s text:c="12"/><text:span text:style-name="T15">} else {</text:span></text:p>
        <text:p text:style-name="P8"><text:s text:c="16"/><text:span text:style-name="T15">errorCode = -2;</text:span></text:p>
        <text:p text:style-name="P8"><text:s text:c="12"/><text:span text:style-name="T15">}</text:span></text:p>
        <text:p text:style-name="P8"><text:s text:c="8"/><text:span text:style-name="T15">} else {</text:span></text:p>
        <text:p text:style-name="P8"><text:s text:c="12"/><text:span text:style-name="T15">errorCode = -3;</text:span></text:p>
        <text:p text:style-name="P8"><text:s text:c="8"/><text:span text:style-name="T15">}</text:span></text:p>
        <text:p text:style-name="P9"><text:span text:style-name="T3"><text:s text:c="8"/></text:span><text:span text:style-name="Emphasis"><text:span text:style-name="T5">close the file;</text:span></text:span></text:p>
        <text:p text:style-name="P9"><text:span text:style-name="T3"><text:s text:c="8"/></text:span><text:span text:style-name="T6">if (</text:span><text:span text:style-name="Emphasis"><text:span text:style-name="T6">theFileDidntClose</text:span></text:span><text:span text:style-name="T6"> &amp;&amp; </text:span><text:span text:style-name="Emphasis"><text:span text:style-name="T6">errorCode</text:span></text:span><text:span text:style-name="T6"> == 0) {</text:span></text:p>
        <text:p text:style-name="P8"><text:s text:c="12"/><text:span text:style-name="T15">errorCode = -4;</text:span></text:p>
        <text:p text:style-name="P8"><text:s text:c="8"/><text:span text:style-name="T15">} else {</text:span></text:p>
        <text:p text:style-name="P8"><text:s text:c="12"/><text:span text:style-name="T15">errorCode = errorCode and -4;</text:span></text:p>
        <text:p text:style-name="P8"><text:s text:c="8"/><text:span text:style-name="T15">}</text:span></text:p>
        <text:p text:style-name="P8"><text:s text:c="4"/><text:span text:style-name="T15">} else {</text:span></text:p>
        <text:p text:style-name="P8"><text:s text:c="8"/><text:span text:style-name="T15">errorCode = -5;</text:span></text:p>
        <text:p text:style-name="P8"><text:s text:c="4"/><text:span text:style-name="T15">}</text:span></text:p>
        <text:p text:style-name="P8"><text:s text:c="4"/><text:span text:style-name="T15">return errorCode;</text:span></text:p>
        <text:p text:style-name="P6">}</text:p>
        <text:p text:style-name="P10">There's so much error detection, reporting, and returning here that the original seven lines of code are lost in the clutter. Worse yet, the logical flow of the code has also been lost, thus making it difficult to tell whether the code is doing the right thing: Is the file really being closed if the function fails to allocate enough memory? It's even more difficult to ensure that the code continues to do the right thing when you modify the method three months after <text:soft-page-break/>writing it. Many programmers solve this problem by simply ignoring it — errors are reported when their programs crash.</text:p>
        <text:p text:style-name="P11"><text:span text:style-name="T7">Exceptions enable you to write the main flow of your code and to deal with the exceptional cases elsewhere. If the </text:span><text:span text:style-name="Source_20_Text"><text:span text:style-name="T6">readFile</text:span></text:span><text:span text:style-name="T7"> function used exceptions instead of traditional error-management techniques, it would look more like the following.</text:span></text:p>
        <text:p text:style-name="P9"><text:span text:style-name="Emphasis"><text:span text:style-name="T5">readFile</text:span></text:span><text:span text:style-name="T6"> {</text:span></text:p>
        <text:p text:style-name="P8"><text:s text:c="4"/><text:span text:style-name="T15">try {</text:span></text:p>
        <text:p text:style-name="P9"><text:span text:style-name="T3"><text:s text:c="8"/></text:span><text:span text:style-name="Emphasis"><text:span text:style-name="T5">open the file;</text:span></text:span></text:p>
        <text:p text:style-name="P9"><text:span text:style-name="Emphasis"><text:span text:style-name="T3"><text:s text:c="8"/></text:span></text:span><text:span text:style-name="Emphasis"><text:span text:style-name="T5">determine its size;</text:span></text:span></text:p>
        <text:p text:style-name="P9"><text:span text:style-name="Emphasis"><text:span text:style-name="T3"><text:s text:c="8"/></text:span></text:span><text:span text:style-name="Emphasis"><text:span text:style-name="T5">allocate that much memory;</text:span></text:span></text:p>
        <text:p text:style-name="P9"><text:span text:style-name="Emphasis"><text:span text:style-name="T3"><text:s text:c="8"/></text:span></text:span><text:span text:style-name="Emphasis"><text:span text:style-name="T5">read the file into memory;</text:span></text:span></text:p>
        <text:p text:style-name="P9"><text:span text:style-name="Emphasis"><text:span text:style-name="T3"><text:s text:c="8"/></text:span></text:span><text:span text:style-name="Emphasis"><text:span text:style-name="T5">close the file;</text:span></text:span></text:p>
        <text:p text:style-name="P9"><text:span text:style-name="T3"><text:s text:c="4"/></text:span><text:span text:style-name="T6">} catch (</text:span><text:span text:style-name="Emphasis"><text:span text:style-name="T6">fileOpenFailed</text:span></text:span><text:span text:style-name="T6">) {</text:span></text:p>
        <text:p text:style-name="P9"><text:span text:style-name="T3"><text:s text:c="7"/></text:span><text:span text:style-name="Emphasis"><text:span text:style-name="T5">doSomething;</text:span></text:span></text:p>
        <text:p text:style-name="P9"><text:span text:style-name="T3"><text:s text:c="4"/></text:span><text:span text:style-name="T6">} catch (</text:span><text:span text:style-name="Emphasis"><text:span text:style-name="T6">sizeDeterminationFailed</text:span></text:span><text:span text:style-name="T6">) {</text:span></text:p>
        <text:p text:style-name="P9"><text:span text:style-name="T3"><text:s text:c="8"/></text:span><text:span text:style-name="Emphasis"><text:span text:style-name="T5">doSomething;</text:span></text:span></text:p>
        <text:p text:style-name="P9"><text:span text:style-name="T3"><text:s text:c="4"/></text:span><text:span text:style-name="T6">} catch (</text:span><text:span text:style-name="Emphasis"><text:span text:style-name="T6">memoryAllocationFailed</text:span></text:span><text:span text:style-name="T6">) {</text:span></text:p>
        <text:p text:style-name="P9"><text:span text:style-name="T3"><text:s text:c="8"/></text:span><text:span text:style-name="Emphasis"><text:span text:style-name="T5">doSomething;</text:span></text:span></text:p>
        <text:p text:style-name="P9"><text:span text:style-name="T3"><text:s text:c="4"/></text:span><text:span text:style-name="T6">} catch (</text:span><text:span text:style-name="Emphasis"><text:span text:style-name="T6">readFailed</text:span></text:span><text:span text:style-name="T6">) {</text:span></text:p>
        <text:p text:style-name="P9"><text:span text:style-name="T3"><text:s text:c="8"/></text:span><text:span text:style-name="Emphasis"><text:span text:style-name="T5">doSomething;</text:span></text:span></text:p>
        <text:p text:style-name="P9"><text:span text:style-name="T3"><text:s text:c="4"/></text:span><text:span text:style-name="T6">} catch (</text:span><text:span text:style-name="Emphasis"><text:span text:style-name="T6">fileCloseFailed</text:span></text:span><text:span text:style-name="T6">) {</text:span></text:p>
        <text:p text:style-name="P9"><text:span text:style-name="T3"><text:s text:c="8"/></text:span><text:span text:style-name="Emphasis"><text:span text:style-name="T5">doSomething;</text:span></text:span></text:p>
        <text:p text:style-name="P8"><text:s text:c="4"/><text:span text:style-name="T15">}</text:span></text:p>
        <text:p text:style-name="P6">}</text:p>
        <text:p text:style-name="P10">Note that exceptions don't spare you the effort of doing the work of detecting, reporting, and handling errors, but they do help you organize the work more effectively.</text:p>
        <text:h text:style-name="P12" text:outline-level="2">Advantage 2: Propagating Errors Up the Call Stack</text:h>
        <text:p text:style-name="P11"><text:span text:style-name="T7">A second advantage of exceptions is the ability to propagate error reporting up the call stack of methods. Suppose that the </text:span><text:span text:style-name="Source_20_Text"><text:span text:style-name="T6">readFile</text:span></text:span><text:span text:style-name="T7"> method is the fourth method in a series of nested method calls made by the main program: </text:span><text:span text:style-name="Source_20_Text"><text:span text:style-name="T6">method1</text:span></text:span><text:span text:style-name="T7"> calls </text:span><text:span text:style-name="Source_20_Text"><text:span text:style-name="T6">method2</text:span></text:span><text:span text:style-name="T7">, which calls </text:span><text:span text:style-name="Source_20_Text"><text:span text:style-name="T6">method3</text:span></text:span><text:span text:style-name="T7">, which finally calls </text:span><text:span text:style-name="Source_20_Text"><text:span text:style-name="T6">readFile</text:span></text:span><text:span text:style-name="T7">.</text:span></text:p>
        <text:p text:style-name="P6">method1 {</text:p>
        <text:p text:style-name="P9"><text:span text:style-name="T3"><text:s text:c="4"/></text:span><text:span text:style-name="Emphasis"><text:span text:style-name="T5">call method2;</text:span></text:span></text:p>
        <text:p text:style-name="P6">}</text:p>
        <text:p text:style-name="P9"/>
        <text:p text:style-name="P6">method2 {</text:p>
        <text:p text:style-name="P9"><text:span text:style-name="T3"><text:s text:c="4"/></text:span><text:span text:style-name="Emphasis"><text:span text:style-name="T5">call method3;</text:span></text:span></text:p>
        <text:p text:style-name="P6">}</text:p>
        <text:p text:style-name="P9"/>
        <text:p text:style-name="P6">method3 {</text:p>
        <text:p text:style-name="P9"><text:span text:style-name="T3"><text:s text:c="4"/></text:span><text:span text:style-name="Emphasis"><text:span text:style-name="T5">call readFile;</text:span></text:span></text:p>
        <text:p text:style-name="P6">}</text:p>
        <text:p text:style-name="P11"><text:span text:style-name="T7">Suppose also that </text:span><text:span text:style-name="Source_20_Text"><text:span text:style-name="T6">method1</text:span></text:span><text:span text:style-name="T7"> is the only method interested in the errors that might occur within </text:span><text:span text:style-name="Source_20_Text"><text:span text:style-name="T6">readFile</text:span></text:span><text:span text:style-name="T7">. Traditional error-notification techniques force </text:span><text:span text:style-name="Source_20_Text"><text:span text:style-name="T6">method2</text:span></text:span><text:span text:style-name="T7"> and </text:span><text:span text:style-name="Source_20_Text"><text:span text:style-name="T6">method3</text:span></text:span><text:span text:style-name="T7"> to propagate the error codes returned by </text:span><text:span text:style-name="Source_20_Text"><text:span text:style-name="T6">readFile</text:span></text:span><text:span text:style-name="T7"> up the call stack until the error codes finally reach </text:span><text:span text:style-name="Source_20_Text"><text:span text:style-name="T6">method1</text:span></text:span><text:span text:style-name="T7">—the only method that is interested in them.</text:span></text:p>
        <text:p text:style-name="P6"><text:span text:style-name="T13">method1</text:span> {</text:p>
        <text:p text:style-name="P8"><text:s text:c="4"/><text:span text:style-name="T15">errorCodeType error;</text:span></text:p>
        <text:p text:style-name="P9"><text:span text:style-name="T3"><text:s text:c="4"/></text:span><text:span text:style-name="T6">error = </text:span><text:span text:style-name="Emphasis"><text:span text:style-name="T5">call method2;</text:span></text:span></text:p>
        <text:p text:style-name="P8"><text:s text:c="4"/><text:span text:style-name="T15">if (error)</text:span></text:p>
        <text:p text:style-name="P9"><text:span text:style-name="T3"><text:s text:c="8"/></text:span><text:span text:style-name="Emphasis"><text:span text:style-name="T5">doErrorProcessing;</text:span></text:span></text:p>
        <text:p text:style-name="P8"><text:s text:c="4"/><text:span text:style-name="T15">else</text:span></text:p>
        <text:p text:style-name="P9"><text:soft-page-break/><text:span text:style-name="T3"><text:s text:c="8"/></text:span><text:span text:style-name="Emphasis"><text:span text:style-name="T5">proceed;</text:span></text:span></text:p>
        <text:p text:style-name="P7">}</text:p>
        <text:p text:style-name="P9"/>
        <text:p text:style-name="P6">errorCodeType <text:span text:style-name="T13">method2 {</text:span></text:p>
        <text:p text:style-name="P8"><text:s text:c="4"/><text:span text:style-name="T15">errorCodeType error;</text:span></text:p>
        <text:p text:style-name="P8"><text:s text:c="4"/><text:span text:style-name="T15">error = call </text:span><text:span text:style-name="T14">method3;</text:span></text:p>
        <text:p text:style-name="P8"><text:s text:c="4"/><text:span text:style-name="T15">if (error)</text:span></text:p>
        <text:p text:style-name="P8"><text:s text:c="8"/><text:span text:style-name="T15">return error;</text:span></text:p>
        <text:p text:style-name="P8"><text:s text:c="4"/><text:span text:style-name="T15">else</text:span></text:p>
        <text:p text:style-name="P9"><text:span text:style-name="T3"><text:s text:c="8"/></text:span><text:span text:style-name="Emphasis"><text:span text:style-name="T5">proceed;</text:span></text:span></text:p>
        <text:p text:style-name="P7">}</text:p>
        <text:p text:style-name="P9"/>
        <text:p text:style-name="P6">errorCodeType <text:span text:style-name="T13">method3 {</text:span></text:p>
        <text:p text:style-name="P8"><text:s text:c="4"/><text:span text:style-name="T15">errorCodeType error;</text:span></text:p>
        <text:p text:style-name="P8"><text:s text:c="4"/><text:span text:style-name="T15">error = </text:span><text:span text:style-name="T14">call readFile;</text:span></text:p>
        <text:p text:style-name="P8"><text:s text:c="4"/><text:span text:style-name="T15">if (error)</text:span></text:p>
        <text:p text:style-name="P8"><text:s text:c="8"/><text:span text:style-name="T15">return error;</text:span></text:p>
        <text:p text:style-name="P8"><text:s text:c="4"/><text:span text:style-name="T15">else</text:span></text:p>
        <text:p text:style-name="P9"><text:span text:style-name="T3"><text:s text:c="8"/></text:span><text:span text:style-name="Emphasis"><text:span text:style-name="T5">proceed;</text:span></text:span></text:p>
        <text:p text:style-name="P7">}</text:p>
        <text:p text:style-name="P10">Recall that the Java runtime environment searches backward through the call stack to find any methods that are interested in handling a particular exception. A method can duck any exceptions thrown within it, thereby allowing a method farther up the call stack to catch it. Hence, only the methods that care about errors have to worry about detecting errors.</text:p>
        <text:p text:style-name="P6"><text:span text:style-name="T13">method1</text:span> {</text:p>
        <text:p text:style-name="P8"><text:s text:c="4"/><text:span text:style-name="T15">try {</text:span></text:p>
        <text:p text:style-name="P9"><text:span text:style-name="T3"><text:s text:c="8"/></text:span><text:span text:style-name="Emphasis"><text:span text:style-name="T5">call method2;</text:span></text:span></text:p>
        <text:p text:style-name="P9"><text:span text:style-name="T3"><text:s text:c="4"/></text:span><text:span text:style-name="T6">} catch (</text:span><text:span text:style-name="Emphasis"><text:span text:style-name="T6">exception</text:span></text:span><text:span text:style-name="T6"> e) {</text:span></text:p>
        <text:p text:style-name="P9"><text:span text:style-name="T3"><text:s text:c="8"/></text:span><text:span text:style-name="Emphasis"><text:span text:style-name="T5">doErrorProcessing;</text:span></text:span></text:p>
        <text:p text:style-name="P8"><text:s text:c="4"/><text:span text:style-name="T15">}</text:span></text:p>
        <text:p text:style-name="P6">}</text:p>
        <text:p text:style-name="P9"/>
        <text:p text:style-name="P9"><text:span text:style-name="T5">method2</text:span><text:span text:style-name="T6"> throws </text:span><text:span text:style-name="Emphasis"><text:span text:style-name="T6">exception</text:span></text:span><text:span text:style-name="T6"> {</text:span></text:p>
        <text:p text:style-name="P9"><text:span text:style-name="T3"><text:s text:c="4"/></text:span><text:span text:style-name="Emphasis"><text:span text:style-name="T5">call method3;</text:span></text:span></text:p>
        <text:p text:style-name="P6">}</text:p>
        <text:p text:style-name="P9"/>
        <text:p text:style-name="P6"><text:span text:style-name="T13">method3</text:span> throws exception <text:span text:style-name="T13">{</text:span></text:p>
        <text:p text:style-name="P9"><text:span text:style-name="T3"><text:s text:c="4"/></text:span><text:span text:style-name="Emphasis"><text:span text:style-name="T5">call readFile;</text:span></text:span></text:p>
        <text:p text:style-name="P7">}</text:p>
        <text:p text:style-name="P11"><text:span text:style-name="T7">However, as the pseudocode shows, ducking an exception requires some effort on the part of the middleman methods. Any checked exceptions that can be thrown within a method must be specified in its </text:span><text:span text:style-name="Source_20_Text"><text:span text:style-name="T6">throws</text:span></text:span><text:span text:style-name="T7"> clause.</text:span></text:p>
        <text:h text:style-name="P12" text:outline-level="2">Advantage 3: Grouping and Differentiating Error Types</text:h>
        <text:p text:style-name="P11"><text:span text:style-name="T7">Because all exceptions thrown within a program are objects, the grouping or categorizing of exceptions is a natural outcome of the class hierarchy. An example of a group of related exception classes in the Java platform are those defined in </text:span><text:span text:style-name="Source_20_Text"><text:span text:style-name="T6">java.io</text:span></text:span><text:span text:style-name="T7"> — </text:span><text:span text:style-name="Source_20_Text"><text:span text:style-name="T6">IOException</text:span></text:span><text:span text:style-name="T7"> and its descendants. </text:span><text:span text:style-name="Source_20_Text"><text:span text:style-name="T6">IOException</text:span></text:span><text:span text:style-name="T7"> is the most general and represents any type of error that can occur when performing I/O. Its descendants represent more specific errors. For example, </text:span><text:span text:style-name="Source_20_Text"><text:span text:style-name="T6">FileNotFoundException</text:span></text:span><text:span text:style-name="T7"> means that a file could not be located on disk.</text:span></text:p>
        <text:p text:style-name="P11"><text:span text:style-name="T7">A method can write specific handlers that can handle a very specific exception. The </text:span><text:span text:style-name="Source_20_Text"><text:span text:style-name="T6">FileNotFoundException</text:span></text:span><text:span text:style-name="T7"> class has no descendants, so the following handler can handle only one type of exception.</text:span></text:p>
        <text:p text:style-name="P6">catch (FileNotFoundException e) {</text:p>
        <text:p text:style-name="P8"><text:soft-page-break/><text:s text:c="4"/><text:span text:style-name="T15">...</text:span></text:p>
        <text:p text:style-name="P6">}</text:p>
        <text:p text:style-name="P11"><text:span text:style-name="T7">A method can catch an exception based on its group or general type by specifying any of the exception's superclasses in the </text:span><text:span text:style-name="Source_20_Text"><text:span text:style-name="T6">catch</text:span></text:span><text:span text:style-name="T7"> statement. For example, to catch all I/O exceptions, regardless of their specific type, an exception handler specifies an </text:span><text:span text:style-name="Source_20_Text"><text:span text:style-name="T6">IOException</text:span></text:span><text:span text:style-name="T7"> argument.</text:span></text:p>
        <text:p text:style-name="P6">catch (IOException e) {</text:p>
        <text:p text:style-name="P8"><text:s text:c="4"/><text:span text:style-name="T15">...</text:span></text:p>
        <text:p text:style-name="P6">}</text:p>
        <text:p text:style-name="P11"><text:span text:style-name="T7">This handler will be able to catch all I/O exceptions, including </text:span><text:span text:style-name="Source_20_Text"><text:span text:style-name="T6">FileNotFoundException</text:span></text:span><text:span text:style-name="T7">, </text:span><text:span text:style-name="Source_20_Text"><text:span text:style-name="T6">EOFException</text:span></text:span><text:span text:style-name="T7">, and so on. You can find details about what occurred by querying the argument passed to the exception handler. For example, use the following to print the stack trace.</text:span></text:p>
        <text:p text:style-name="P6">catch (IOException e) {</text:p>
        <text:p text:style-name="P8"><text:s text:c="4"/><text:span text:style-name="T15">// Output goes to System.err.</text:span></text:p>
        <text:p text:style-name="P8"><text:s text:c="4"/><text:span text:style-name="T15">e.printStackTrace();</text:span></text:p>
        <text:p text:style-name="P8"><text:s text:c="4"/><text:span text:style-name="T15">// Send trace to stdout.</text:span></text:p>
        <text:p text:style-name="P8"><text:s text:c="4"/><text:span text:style-name="T15">e.printStackTrace(System.out);</text:span></text:p>
        <text:p text:style-name="P6">}</text:p>
        <text:p text:style-name="P11"><text:span text:style-name="T7">You could even set up an exception handler that handles any </text:span><text:span text:style-name="Source_20_Text"><text:span text:style-name="T6">Exception</text:span></text:span><text:span text:style-name="T7"> with the handler here.</text:span></text:p>
        <text:p text:style-name="P9"><text:span text:style-name="T6">// </text:span><text:span text:style-name="Emphasis"><text:span text:style-name="T6">A (too) general exception handler</text:span></text:span></text:p>
        <text:p text:style-name="P6">catch (Exception e) {</text:p>
        <text:p text:style-name="P8"><text:s text:c="4"/><text:span text:style-name="T15">...</text:span></text:p>
        <text:p text:style-name="P6">}</text:p>
        <text:p text:style-name="P11"><text:span text:style-name="T7">The </text:span><text:span text:style-name="Source_20_Text"><text:span text:style-name="T6">Exception</text:span></text:span><text:span text:style-name="T7"> class is close to the top of the </text:span><text:span text:style-name="Source_20_Text"><text:span text:style-name="T6">Throwable</text:span></text:span><text:span text:style-name="T7"> class hierarchy. Therefore, this handler will catch many other exceptions in addition to those that the handler is intended to catch. You may want to handle exceptions this way if all you want your program to do, for example, is print out an error message for the user and then exit.</text:span></text:p>
        <text:p text:style-name="P10">In most situations, however, you want exception handlers to be as specific as possible. The reason is that the first thing a handler must do is determine what type of exception occurred before it can decide on the best recovery strategy. In effect, by not catching specific errors, the handler must accommodate any possibility. Exception handlers that are too general can make code more error-prone by catching and handling exceptions that weren't anticipated by the programmer and for which the handler was not intended.</text:p>
        <text:p text:style-name="P10">As noted, you can create groups of exceptions and handle exceptions in a general fashion, or you can use the specific exception type to differentiate exceptions and handle exceptions in an exact fashi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Helvetica, sans-serif"/>
    <style:font-face style:name="Consolas" svg:font-family="Consolas, Menlo, Monaco, 'Lucida Console', 'Liberation Mono', 'DejaVu Sans Mono', 'Bitstream Vera Sans Mono', 'Courier New', monospace, sans-serif"/>
    <style:font-face style:name="Monaco" svg:font-family="Monaco, Courier, 'Courier New'"/>
    <style:font-face style:name="OpenSymbol" svg:font-family="OpenSymbol"/>
    <style:font-face style:name="Tahoma1" svg:font-family="Tahoma"/>
    <style:font-face style:name="Verdana" svg:font-family="Verdana, Geneva, Tahom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50S</meta:editing-duration>
    <meta:editing-cycles>9</meta:editing-cycles>
    <meta:generator>OpenOffice/4.1.1$Win32 OpenOffice.org_project/411m6$Build-9775</meta:generator>
    <dc:date>2016-01-14T13:28:19.43</dc:date>
    <meta:document-statistic meta:table-count="0" meta:image-count="0" meta:object-count="0" meta:page-count="5" meta:paragraph-count="165" meta:word-count="1446" meta:character-count="9485"/>
    <meta:user-defined meta:name="Info 1"/>
    <meta:user-defined meta:name="Info 2"/>
    <meta:user-defined meta:name="Info 3"/>
    <meta:user-defined meta:name="Info 4"/>
  </office:meta>
</office:document-meta>
</file>